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f57" officeooo:paragraph-rsid="00041f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patitis_PostSelectAttribute_Naive_bayes_best_TPRFOR_DIE</text:p>
      <text:p text:style-name="P1"/>
      <text:p text:style-name="P1">=== Run information ===</text:p>
      <text:p text:style-name="P1"/>
      <text:p text:style-name="P1">Scheme: <text:s text:c="6"/>weka.classifiers.bayes.NaiveBayes </text:p>
      <text:p text:style-name="P1">Relation: <text:s text:c="4"/>hepatitis-weka.filters.unsupervised.attribute.Remove-R4,6-7,9,13-16,18-19-weka.filters.unsupervised.attribute.Remove-R4-5</text:p>
      <text:p text:style-name="P1">Instances: <text:s text:c="3"/>155</text:p>
      <text:p text:style-name="P1">Attributes: <text:s text:c="2"/>8</text:p>
      <text:p text:style-name="P1"><text:s text:c="14"/>AGE</text:p>
      <text:p text:style-name="P1"><text:s text:c="14"/>SEX</text:p>
      <text:p text:style-name="P1"><text:s text:c="14"/>STEROID</text:p>
      <text:p text:style-name="P1"><text:s text:c="14"/>SPLEEN_PALPABLE</text:p>
      <text:p text:style-name="P1"><text:s text:c="14"/>SPIDERS</text:p>
      <text:p text:style-name="P1"><text:s text:c="14"/>ASCITES</text:p>
      <text:p text:style-name="P1"><text:s text:c="14"/>ALBUMIN</text:p>
      <text:p text:style-name="P1"><text:s text:c="14"/>Class</text:p>
      <text:p text:style-name="P1">Test mode: <text:s text:c="3"/>10-fold cross-validation</text:p>
      <text:p text:style-name="P1"/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134 <text:s text:c="14"/>86.4516 %</text:p>
      <text:p text:style-name="P1">Incorrectly Classified Instances <text:s text:c="7"/>21 <text:s text:c="14"/>13.5484 %</text:p>
      <text:p text:style-name="P1">Kappa statistic <text:s text:c="25"/>0.5912</text:p>
      <text:p text:style-name="P1">Mean absolute error <text:s text:c="21"/>0.1765</text:p>
      <text:p text:style-name="P1">Root mean squared error <text:s text:c="17"/>0.329 </text:p>
      <text:p text:style-name="P1">Relative absolute error <text:s text:c="16"/>53.4464 %</text:p>
      <text:p text:style-name="P1">Root relative squared error <text:s text:c="12"/>81.2423 %</text:p>
      <text:p text:style-name="P1">Total Number of Instances <text:s text:c="13"/>155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688 <text:s text:c="3"/>0.089 <text:s text:c="6"/>0.667 <text:s text:c="7"/>0.688 <text:s text:c="9"/>0.677 <text:s text:c="5"/>0.591 <text:s text:c="7"/>0.890 <text:s text:c="8"/>0.686 <text:s text:c="4"/>DIE</text:p>
      <text:p text:style-name="P1"><text:s text:c="17"/>0.911 <text:s text:c="3"/>0.313 <text:s text:c="7"/>0.918 <text:s text:c="5"/>0.911 <text:s text:c="11"/>0.914 <text:s text:c="5"/>0.591 <text:s text:c="7"/>0.890 <text:s text:c="7"/>0.969 <text:s text:c="4"/>LIVE</text:p>
      <text:p text:style-name="P1">Weighted Avg. <text:s text:c="3"/>0.865 <text:s text:c="3"/>0.266 <text:s text:c="3"/>0.866 <text:s text:c="5"/>0.865 <text:s text:c="3"/>0.865 <text:s text:c="5"/>0.591 <text:s text:c="3"/>0.890 <text:s text:c="4"/>0.911 <text:s text:c="4"/></text:p>
      <text:p text:style-name="P1"/>
      <text:p text:style-name="P1">=== Confusion Matrix ===</text:p>
      <text:p text:style-name="P1"/>
      <text:p text:style-name="P1"><text:s text:c="3"/>a <text:s text:c="2"/>b <text:s text:c="2"/>&lt;-- classified as</text:p>
      <text:p text:style-name="P1"><text:s text:c="2"/>22 <text:s/>10 | <text:s text:c="2"/>a = DIE</text:p>
      <text:p text:style-name="P1"><text:s text:c="2"/>11 112 | <text:s text:c="2"/>b = LIV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1:54:02.049538807</meta:creation-date>
    <dc:date>2016-11-22T01:58:58.898226762</dc:date>
    <meta:editing-duration>PT4M57S</meta:editing-duration>
    <meta:editing-cycles>1</meta:editing-cycles>
    <meta:document-statistic meta:table-count="0" meta:image-count="0" meta:object-count="0" meta:page-count="1" meta:paragraph-count="34" meta:word-count="140" meta:character-count="1524" meta:non-whitespace-character-count="922"/>
    <meta:generator>LibreOffice/5.1.4.2$Linux_X86_64 LibreOffice_project/10m0$Build-2</meta:generator>
  </office:meta>
</office:document-meta>
</file>